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1">
      <style:table-cell-properties fo:background-color="#66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4in" svg:height="3.5409in" svg:x="9.3996in" svg:y="0.435in">
            <draw:object draw:notify-on-update-of-ranges="Sheet1.C6:Sheet1.C21 Sheet1.D6:Sheet1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lassifier</text:p>
          </table:table-cell>
          <table:table-cell table:style-name="ce2" office:value-type="string" calcext:value-type="string" table:number-columns-spanned="2" table:number-rows-spanned="1">
            <text:p>Accuracy</text:p>
          </table:table-cell>
          <table:covered-table-cell table:style-name="ce4"/>
          <table:table-cell table:style-name="ce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ast 2000</text:p>
          </table:table-cell>
          <table:table-cell table:style-name="ce1" office:value-type="string" calcext:value-type="string">
            <text:p>First 2000</text:p>
          </table:table-cell>
          <table:table-cell table:style-name="ce1" office:value-type="string" calcext:value-type="string">
            <text:p>Next 500</text:p>
          </table:table-cell>
          <table:table-cell office:value-type="string" calcext:value-type="string">
            <text:p>All Datasets</text:p>
          </table:table-cell>
          <table:table-cell office:value-type="string" calcext:value-type="string">
            <text:p>TOKENS:</text:p>
          </table:table-cell>
          <table:table-cell office:value-type="float" office:value="1354149" calcext:value-type="float">
            <text:p>1354149</text:p>
          </table:table-cell>
        </table:table-row>
        <table:table-row table:style-name="ro1">
          <table:table-cell/>
          <table:table-cell office:value-type="string" calcext:value-type="string">
            <text:p>SGD</text:p>
          </table:table-cell>
          <table:table-cell office:value-type="percentage" office:value="0.762589928058" calcext:value-type="percentage">
            <text:p>76.26%</text:p>
          </table:table-cell>
          <table:table-cell office:value-type="percentage" office:value="0.737410071942" calcext:value-type="percentage">
            <text:p>73.74%</text:p>
          </table:table-cell>
          <table:table-cell table:number-columns-repeated="2"/>
          <table:table-cell office:value-type="string" calcext:value-type="string">
            <text:p>AVG TRAINING TIME:</text:p>
          </table:table-cell>
          <table:table-cell table:style-name="ce5" office:value-type="string" calcext:value-type="string">
            <text:p>12 minutes</text:p>
          </table:table-cell>
        </table:table-row>
        <table:table-row table:style-name="ro1">
          <table:table-cell/>
          <table:table-cell office:value-type="string" calcext:value-type="string">
            <text:p>SGD (2<text:span text:style-name="T1">nd</text:span> iteration)</text:p>
          </table:table-cell>
          <table:table-cell office:value-type="percentage" office:value="0.76153195091" calcext:value-type="percentage">
            <text:p>76.15%</text:p>
          </table:table-cell>
          <table:table-cell office:value-type="percentage" office:value="0.737833262802" calcext:value-type="percentage">
            <text:p>73.7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CEPTRON</text:p>
          </table:table-cell>
          <table:table-cell office:value-type="percentage" office:value="0.77084214981" calcext:value-type="percentage">
            <text:p>77.08%</text:p>
          </table:table-cell>
          <table:table-cell office:value-type="percentage" office:value="0.718154887854" calcext:value-type="percentage">
            <text:p>71.82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CEPTRON (2<text:span text:style-name="T1">nd</text:span> Iteration)</text:p>
          </table:table-cell>
          <table:table-cell office:value-type="percentage" office:value="0.772111722387" calcext:value-type="percentage">
            <text:p>77.21%</text:p>
          </table:table-cell>
          <table:table-cell office:value-type="percentage" office:value="0.736352094795" calcext:value-type="percentage">
            <text:p>73.64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CEPTRON (3<text:span text:style-name="T1">rd</text:span> Iteration)</text:p>
          </table:table-cell>
          <table:table-cell office:value-type="percentage" office:value="0.777824798984" calcext:value-type="percentage">
            <text:p>77.78%</text:p>
          </table:table-cell>
          <table:table-cell office:value-type="percentage" office:value="0.737198476513" calcext:value-type="percentage">
            <text:p>73.72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CEPTRON (4<text:span text:style-name="T1">th</text:span> Iteration)</text:p>
          </table:table-cell>
          <table:table-cell office:value-type="percentage" office:value="0.794329242488" calcext:value-type="percentage">
            <text:p>79.43%</text:p>
          </table:table-cell>
          <table:table-cell office:value-type="percentage" office:value="0.744392721117" calcext:value-type="percentage">
            <text:p>74.44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CEPTRON (5<text:span text:style-name="T1">th</text:span> Iteration)</text:p>
          </table:table-cell>
          <table:table-cell office:value-type="percentage" office:value="0.800253914515" calcext:value-type="percentage">
            <text:p>80.03%</text:p>
          </table:table-cell>
          <table:table-cell office:value-type="percentage" office:value="0.747989843419" calcext:value-type="percentage">
            <text:p>74.80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CEPTRON (6<text:span text:style-name="T1">th</text:span> Iteration)</text:p>
          </table:table-cell>
          <table:table-cell office:value-type="percentage" office:value="0.819297503174" calcext:value-type="percentage">
            <text:p>81.93%</text:p>
          </table:table-cell>
          <table:table-cell office:value-type="percentage" office:value="0.771900126957" calcext:value-type="percentage">
            <text:p>77.19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CEPTRON (7<text:span text:style-name="T1">th</text:span> Iteration ←)</text:p>
          </table:table-cell>
          <table:table-cell office:value-type="percentage" office:value="0.790520524757" calcext:value-type="percentage">
            <text:p>79.05%</text:p>
          </table:table-cell>
          <table:table-cell office:value-type="percentage" office:value="0.814430808295" calcext:value-type="percentage">
            <text:p>81.44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CEPTRON (7<text:span text:style-name="T1">th</text:span> Iteration)</text:p>
          </table:table-cell>
          <table:table-cell office:value-type="percentage" office:value="0.833262801523" calcext:value-type="percentage">
            <text:p>83.33%</text:p>
          </table:table-cell>
          <table:table-cell office:value-type="percentage" office:value="0.778036394414" calcext:value-type="percentage">
            <text:p>77.80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CEPTRON (8<text:span text:style-name="T1">th</text:span> Iteration)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PERCEPTRON (9<text:span text:style-name="T1">th</text:span> Iteration)</text:p>
          </table:table-cell>
          <table:table-cell office:value-type="percentage" office:value="0.826703343208" calcext:value-type="percentage">
            <text:p>82.67%</text:p>
          </table:table-cell>
          <table:table-cell office:value-type="percentage" office:value="0.783961066441" calcext:value-type="percentage">
            <text:p>78.40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CEPTRON (10<text:span text:style-name="T1">th</text:span> Iteration)</text:p>
          </table:table-cell>
          <table:table-cell office:value-type="percentage" office:value="0.769360981803" calcext:value-type="percentage">
            <text:p>76.94%</text:p>
          </table:table-cell>
          <table:table-cell office:value-type="percentage" office:value="0.790520524757" calcext:value-type="percentage">
            <text:p>79.05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CEPTRON (11<text:span text:style-name="T1">th</text:span> Iteration)</text:p>
          </table:table-cell>
          <table:table-cell office:value-type="percentage" office:value="0.834109183242" calcext:value-type="percentage">
            <text:p>83.41%</text:p>
          </table:table-cell>
          <table:table-cell office:value-type="percentage" office:value="0.783326280152" calcext:value-type="percentage">
            <text:p>78.33%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CEPTRON (12<text:span text:style-name="T1">th</text:span> Iteration)</text:p>
          </table:table-cell>
          <table:table-cell office:value-type="percentage" office:value="0.793271265341" calcext:value-type="percentage">
            <text:p>79.33%</text:p>
          </table:table-cell>
          <table:table-cell office:value-type="percentage" office:value="0.811045281422" calcext:value-type="percentage">
            <text:p>81.10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CEPTRON (13<text:span text:style-name="T1">th</text:span> Iteration)</text:p>
          </table:table-cell>
          <table:table-cell office:value-type="percentage" office:value="0.84426576386" calcext:value-type="percentage">
            <text:p>84.43%</text:p>
          </table:table-cell>
          <table:table-cell office:value-type="percentage" office:value="0.804909013965" calcext:value-type="percentage">
            <text:p>80.49%</text:p>
          </table:table-cell>
          <table:table-cell/>
          <table:table-cell table:style-name="ce3" office:value-type="percentage" office:value="0.810590743795" calcext:value-type="percentage">
            <text:p>81.06%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CEPTRON (14<text:span text:style-name="T1">th</text:span> Iteration)</text:p>
          </table:table-cell>
          <table:table-cell office:value-type="percentage" office:value="0.778671180702" calcext:value-type="percentage">
            <text:p>77.87%</text:p>
          </table:table-cell>
          <table:table-cell office:value-type="percentage" office:value="0.811468472281" calcext:value-type="percentage">
            <text:p>81.15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ERCEPTRON (15<text:span text:style-name="T1">th</text:span> Iteration)</text:p>
          </table:table-cell>
          <table:table-cell office:value-type="percentage" office:value="0.83495556496" calcext:value-type="percentage">
            <text:p>83.50%</text:p>
          </table:table-cell>
          <table:table-cell office:value-type="percentage" office:value="0.785442234448" calcext:value-type="percentage">
            <text:p>78.54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tie-5000</text:p>
          </table:table-cell>
          <table:table-cell table:style-name="Default" table:number-columns-repeated="2"/>
          <table:table-cell office:value-type="percentage" office:value="0.78360101437" calcext:value-type="percentage">
            <text:p>78.36%</text:p>
          </table:table-cell>
          <table:table-cell table:number-columns-repeated="3"/>
        </table:table-row>
      </table:table>
      <table:table table:name="Perceptron" table:style-name="ta1">
        <table:shapes>
          <draw:frame draw:z-index="0" draw:style-name="gr1" draw:text-style-name="P1" svg:width="6.2988in" svg:height="3.5429in" svg:x="5.3728in" svg:y="0.2524in">
            <draw:object draw:notify-on-update-of-ranges="Perceptron.C2:Perceptron.C3 Perceptron.C4:Perceptron.C32 Perceptron.D2:Perceptron.D3 Perceptron.D4:Perceptron.D32 Perceptron.E2:Perceptron.E3 Perceptron.E4:Perceptron.E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3031in" svg:height="3.5469in" svg:x="6.0071in" svg:y="6.0441in">
            <draw:object draw:notify-on-update-of-ranges="Perceptron.C35:Perceptron.C5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Last 1000</text:p>
          </table:table-cell>
          <table:table-cell office:value-type="string" calcext:value-type="string">
            <text:p>First 1000</text:p>
          </table:table-cell>
          <table:table-cell office:value-type="string" calcext:value-type="string">
            <text:p>Next 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728099173554" calcext:value-type="percentage">
            <text:p>72.81%</text:p>
          </table:table-cell>
          <table:table-cell table:style-name="ce3" office:value-type="percentage" office:value="0.777188328912" calcext:value-type="percentage">
            <text:p>77.72%</text:p>
          </table:table-cell>
          <table:table-cell table:style-name="ce3" office:value-type="percentage" office:value="0.743026204565" calcext:value-type="percentage">
            <text:p>74.30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726446280992" calcext:value-type="percentage">
            <text:p>72.64%</text:p>
          </table:table-cell>
          <table:table-cell table:style-name="ce3" office:value-type="percentage" office:value="0.786472148541" calcext:value-type="percentage">
            <text:p>78.65%</text:p>
          </table:table-cell>
          <table:table-cell table:style-name="ce3" office:value-type="percentage" office:value="0.740912933221" calcext:value-type="percentage">
            <text:p>74.09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percentage" office:value="0.71694214876" calcext:value-type="percentage">
            <text:p>71.69%</text:p>
          </table:table-cell>
          <table:table-cell table:style-name="ce3" office:value-type="percentage" office:value="0.813439434129" calcext:value-type="percentage">
            <text:p>81.34%</text:p>
          </table:table-cell>
          <table:table-cell table:style-name="ce3" office:value-type="percentage" office:value="0.731191885038" calcext:value-type="percentage">
            <text:p>73.12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714049586777" calcext:value-type="percentage">
            <text:p>71.40%</text:p>
          </table:table-cell>
          <table:table-cell table:style-name="ce3" office:value-type="percentage" office:value="0.820070733864" calcext:value-type="percentage">
            <text:p>82.01%</text:p>
          </table:table-cell>
          <table:table-cell table:style-name="ce3" office:value-type="percentage" office:value="0.735418427726" calcext:value-type="percentage">
            <text:p>73.54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percentage" office:value="0.737603305785" calcext:value-type="percentage">
            <text:p>73.76%</text:p>
          </table:table-cell>
          <table:table-cell table:style-name="ce3" office:value-type="percentage" office:value="0.844385499558" calcext:value-type="percentage">
            <text:p>84.44%</text:p>
          </table:table-cell>
          <table:table-cell table:style-name="ce3" office:value-type="percentage" office:value="0.748520710059" calcext:value-type="percentage">
            <text:p>74.85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percentage" office:value="0.713636363636" calcext:value-type="percentage">
            <text:p>71.36%</text:p>
          </table:table-cell>
          <table:table-cell table:style-name="ce3" office:value-type="percentage" office:value="0.833775419982" calcext:value-type="percentage">
            <text:p>83.38%</text:p>
          </table:table-cell>
          <table:table-cell table:style-name="ce3" office:value-type="percentage" office:value="0.713863060017" calcext:value-type="percentage">
            <text:p>71.39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percentage" office:value="0.719421487603" calcext:value-type="percentage">
            <text:p>71.94%</text:p>
          </table:table-cell>
          <table:table-cell table:style-name="ce3" office:value-type="percentage" office:value="0.845711759505" calcext:value-type="percentage">
            <text:p>84.57%</text:p>
          </table:table-cell>
          <table:table-cell table:style-name="ce3" office:value-type="percentage" office:value="0.724429416737" calcext:value-type="percentage">
            <text:p>72.44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percentage" office:value="0.737603305785" calcext:value-type="percentage">
            <text:p>73.76%</text:p>
          </table:table-cell>
          <table:table-cell table:style-name="ce3" office:value-type="percentage" office:value="0.875773651636" calcext:value-type="percentage">
            <text:p>87.58%</text:p>
          </table:table-cell>
          <table:table-cell table:style-name="ce3" office:value-type="percentage" office:value="0.755705832629" calcext:value-type="percentage">
            <text:p>75.57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736776859504" calcext:value-type="percentage">
            <text:p>73.68%</text:p>
          </table:table-cell>
          <table:table-cell table:style-name="ce3" office:value-type="percentage" office:value="0.880636604775" calcext:value-type="percentage">
            <text:p>88.06%</text:p>
          </table:table-cell>
          <table:table-cell table:style-name="ce3" office:value-type="percentage" office:value="0.739222316145" calcext:value-type="percentage">
            <text:p>73.92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percentage" office:value="0.740909090909" calcext:value-type="percentage">
            <text:p>74.09%</text:p>
          </table:table-cell>
          <table:table-cell table:style-name="ce3" office:value-type="percentage" office:value="0.870910698497" calcext:value-type="percentage">
            <text:p>87.09%</text:p>
          </table:table-cell>
          <table:table-cell table:style-name="ce3" office:value-type="percentage" office:value="0.753169907016" calcext:value-type="percentage">
            <text:p>75.32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percentage" office:value="0.750826446281" calcext:value-type="percentage">
            <text:p>75.08%</text:p>
          </table:table-cell>
          <table:table-cell table:style-name="ce3" office:value-type="percentage" office:value="0.875773651636" calcext:value-type="percentage">
            <text:p>87.58%</text:p>
          </table:table-cell>
          <table:table-cell table:style-name="ce3" office:value-type="percentage" office:value="0.761200338123" calcext:value-type="percentage">
            <text:p>76.12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percentage" office:value="0.750826446281" calcext:value-type="percentage">
            <text:p>75.08%</text:p>
          </table:table-cell>
          <table:table-cell table:style-name="ce3" office:value-type="percentage" office:value="0.887709991158" calcext:value-type="percentage">
            <text:p>88.77%</text:p>
          </table:table-cell>
          <table:table-cell table:style-name="ce3" office:value-type="percentage" office:value="0.761200338123" calcext:value-type="percentage">
            <text:p>76.12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percentage" office:value="0.732644628099" calcext:value-type="percentage">
            <text:p>73.26%</text:p>
          </table:table-cell>
          <table:table-cell table:style-name="ce3" office:value-type="percentage" office:value="0.879752431477" calcext:value-type="percentage">
            <text:p>87.98%</text:p>
          </table:table-cell>
          <table:table-cell table:style-name="ce3" office:value-type="percentage" office:value="0.748943364328" calcext:value-type="percentage">
            <text:p>74.89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761157024793" calcext:value-type="percentage">
            <text:p>76.12%</text:p>
          </table:table-cell>
          <table:table-cell table:style-name="ce3" office:value-type="percentage" office:value="0.906277630416" calcext:value-type="percentage">
            <text:p>90.63%</text:p>
          </table:table-cell>
          <table:table-cell table:style-name="ce3" office:value-type="percentage" office:value="0.766694843618" calcext:value-type="percentage">
            <text:p>76.67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percentage" office:value="0.737603305785" calcext:value-type="percentage">
            <text:p>73.76%</text:p>
          </table:table-cell>
          <table:table-cell table:style-name="ce3" office:value-type="percentage" office:value="0.881078691424" calcext:value-type="percentage">
            <text:p>88.11%</text:p>
          </table:table-cell>
          <table:table-cell table:style-name="ce3" office:value-type="percentage" office:value="0.754860524091" calcext:value-type="percentage">
            <text:p>75.49%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percentage" office:value="0.745867768595" calcext:value-type="percentage">
            <text:p>74.59%</text:p>
          </table:table-cell>
          <table:table-cell table:style-name="ce3" office:value-type="percentage" office:value="0.874447391689" calcext:value-type="percentage">
            <text:p>87.44%</text:p>
          </table:table-cell>
          <table:table-cell table:style-name="ce3" office:value-type="percentage" office:value="0.75528317836" calcext:value-type="percentage">
            <text:p>75.53%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PERCEPTRON on 5000 gmb train data and 2000 random test data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poch #</text:p>
          </table:table-cell>
          <table:table-cell table:style-name="Default"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percentage" office:value="0.710104678488" calcext:value-type="percentage">
            <text:p>71.01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745139927366" calcext:value-type="percentage">
            <text:p>74.51%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750053407392" calcext:value-type="percentage">
            <text:p>75.01%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percentage" office:value="0.745994445631" calcext:value-type="percentage">
            <text:p>74.60%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770989104892" calcext:value-type="percentage">
            <text:p>77.10%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percentage" office:value="0.751762443922" calcext:value-type="percentage">
            <text:p>75.1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percentage" office:value="0.747703482162" calcext:value-type="percentage">
            <text:p>74.77%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percentage" office:value="0.741508224738" calcext:value-type="percentage">
            <text:p>74.15%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percentage" office:value="0.76821192053" calcext:value-type="percentage">
            <text:p>76.82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" office:value-type="percentage" office:value="0.77462080752" calcext:value-type="percentage">
            <text:p>77.4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percentage" office:value="0.750053407392" calcext:value-type="percentage">
            <text:p>75.01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percentage" office:value="0.755607776116" calcext:value-type="percentage">
            <text:p>75.5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percentage" office:value="0.754539628285" calcext:value-type="percentage">
            <text:p>75.45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percentage" office:value="0.748130741295" calcext:value-type="percentage">
            <text:p>74.81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757103183081" calcext:value-type="percentage">
            <text:p>75.71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percentage" office:value="0.75774407178" calcext:value-type="percentage">
            <text:p>75.77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percentage" office:value="0.761375774407" calcext:value-type="percentage">
            <text:p>76.14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percentage" office:value="0.7658619953" calcext:value-type="percentage">
            <text:p>76.59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percentage" office:value="0.748558000427" calcext:value-type="percentage">
            <text:p>74.8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746208075198" calcext:value-type="percentage">
            <text:p>74.62%</text:p>
          </table:table-cell>
          <table:table-cell table:number-columns-repeated="2"/>
        </table:table-row>
      </table:table>
      <table:table table:name="MLP" table:style-name="ta1">
        <table:shapes>
          <draw:frame draw:z-index="0" draw:name="MLP 1 hidden layer" draw:style-name="gr1" draw:text-style-name="P1" svg:width="6.3028in" svg:height="3.5469in" svg:x="4.4626in" svg:y="0.7201in">
            <draw:object draw:notify-on-update-of-ranges="MLP.C3:MLP.C22" xlink:href="./Object 4" xlink:type="simple" xlink:show="embed" xlink:actuate="onLoad"/>
            <draw:image xlink:href="./ObjectReplacements/Object 4" xlink:type="simple" xlink:show="embed" xlink:actuate="onLoad"/>
            <svg:title>MLP 1 hidden layer</svg:title>
          </draw:frame>
          <draw:frame draw:z-index="1" draw:style-name="gr1" draw:text-style-name="P1" svg:width="6.3031in" svg:height="3.5465in" svg:x="4.4445in" svg:y="5.4579in">
            <draw:object draw:notify-on-update-of-ranges="MLP.C31:MLP.C5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/>
          <table:table-cell office:value-type="string" calcext:value-type="string">
            <text:p>MLP 1 hidden layer (17 neurons)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Epoch #</text:p>
          </table:table-cell>
          <table:table-cell table:style-name="Default" office:value-type="string" calcext:value-type="string">
            <text:p>Accura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percentage" office:value="0.694936979278" calcext:value-type="percentage">
            <text:p>69.49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764793847468" calcext:value-type="percentage">
            <text:p>76.48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785515915403" calcext:value-type="percentage">
            <text:p>78.55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percentage" office:value="0.789361247597" calcext:value-type="percentage">
            <text:p>78.94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787865840632" calcext:value-type="percentage">
            <text:p>78.79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percentage" office:value="0.7874385815" calcext:value-type="percentage">
            <text:p>78.74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percentage" office:value="0.786370433668" calcext:value-type="percentage">
            <text:p>78.64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percentage" office:value="0.785515915403" calcext:value-type="percentage">
            <text:p>78.55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percentage" office:value="0.783806878872" calcext:value-type="percentage">
            <text:p>78.38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780175176244" calcext:value-type="percentage">
            <text:p>78.02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percentage" office:value="0.778893398846" calcext:value-type="percentage">
            <text:p>77.89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percentage" office:value="0.777611621448" calcext:value-type="percentage">
            <text:p>77.76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percentage" office:value="0.775048066652" calcext:value-type="percentage">
            <text:p>77.50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percentage" office:value="0.774193548387" calcext:value-type="percentage">
            <text:p>77.42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771629993591" calcext:value-type="percentage">
            <text:p>77.16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percentage" office:value="0.769707327494" calcext:value-type="percentage">
            <text:p>76.97%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percentage" office:value="0.769280068361" calcext:value-type="percentage">
            <text:p>76.93%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percentage" office:value="0.7658619953" calcext:value-type="percentage">
            <text:p>76.59%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percentage" office:value="0.764366588336" calcext:value-type="percentage">
            <text:p>76.44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763939329203" calcext:value-type="percentage">
            <text:p>76.39%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LP 2 hidden layers (17, 17)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Epoch #</text:p>
          </table:table-cell>
          <table:table-cell table:style-name="Default" office:value-type="string" calcext:value-type="string">
            <text:p>Accura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percentage" office:value="0.713095492416" calcext:value-type="percentage">
            <text:p>71.31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772484511856" calcext:value-type="percentage">
            <text:p>77.25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783593249306" calcext:value-type="percentage">
            <text:p>78.36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percentage" office:value="0.787011322367" calcext:value-type="percentage">
            <text:p>78.70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790856654561" calcext:value-type="percentage">
            <text:p>79.09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percentage" office:value="0.788720358898" calcext:value-type="percentage">
            <text:p>78.87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percentage" office:value="0.785943174535" calcext:value-type="percentage">
            <text:p>78.59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percentage" office:value="0.782525101474" calcext:value-type="percentage">
            <text:p>78.25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percentage" office:value="0.778252510147" calcext:value-type="percentage">
            <text:p>77.83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773979918821" calcext:value-type="percentage">
            <text:p>77.40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percentage" office:value="0.770348216193" calcext:value-type="percentage">
            <text:p>77.03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percentage" office:value="0.767571031831" calcext:value-type="percentage">
            <text:p>76.76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percentage" office:value="0.764366588336" calcext:value-type="percentage">
            <text:p>76.44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Default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Default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avg training time: 50secs</text:p>
          </table:table-cell>
          <table:table-cell table:style-name="Default"/>
        </table:table-row>
      </table:table>
      <table:table table:name="CRFsuit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&gt; Training done in 2254.6125676631927 seconds</text:p>
          </table:table-cell>
        </table:table-row>
        <table:table-row table:style-name="ro1">
          <table:table-cell/>
          <table:table-cell office:value-type="string" calcext:value-type="string">
            <text:p><text:s/>&gt;&gt; best params: {'c1': 0.56787837804244679, 'c2': 0.046118158120794957}</text:p>
          </table:table-cell>
        </table:table-row>
        <table:table-row table:style-name="ro1">
          <table:table-cell/>
          <table:table-cell office:value-type="string" calcext:value-type="string">
            <text:p><text:s/>&gt;&gt; best CV score: 0.9115865827184658</text:p>
          </table:table-cell>
        </table:table-row>
        <table:table-row table:style-name="ro1">
          <table:table-cell/>
          <table:table-cell office:value-type="string" calcext:value-type="string">
            <text:p><text:s/>&gt;&gt; model size: 0.74M</text:p>
          </table:table-cell>
        </table:table-row>
        <table:table-row table:style-name="ro1">
          <table:table-cell/>
          <table:table-cell office:value-type="string" calcext:value-type="string">
            <text:p><text:s/>&gt; Model saved in obj/random/gmb_random_5000_sklearn_4fold25.crfsu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7:01:35.922355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5:58:10.123601351</meta:creation-date>
    <dc:date>2017-07-21T17:59:00.183807898</dc:date>
    <meta:editing-duration>PT4H54M37S</meta:editing-duration>
    <meta:editing-cycles>18</meta:editing-cycles>
    <meta:generator>LibreOffice/4.2.8.2$Linux_X86_64 LibreOffice_project/420m0$Build-2</meta:generator>
    <meta:document-statistic meta:table-count="4" meta:cell-count="27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95cm" xlink:href=".." xlink:type="simple" chart:class="chart:line" chart:style-name="ch1">
        <chart:title svg:x="6.399cm" svg:y="0.315cm" chart:style-name="ch2">
          <text:p>PERCEPTRON</text:p>
        </chart:title>
        <chart:legend chart:legend-position="end" svg:x="13.157cm" svg:y="3.949cm" style:legend-expansion="high" chart:style-name="ch3"/>
        <chart:plot-area chart:style-name="ch4" table:cell-range-address="Sheet1.C6:Sheet1.D21" svg:x="1.331cm" svg:y="1.273cm" svg:width="11.506cm" svg:height="6.562cm">
          <chartooo:coordinate-region svg:x="2.746cm" svg:y="1.472cm" svg:width="9.905cm" svg:height="5.716cm"/>
          <chart:axis chart:dimension="x" chart:name="primary-x" chart:style-name="ch5">
            <chart:title svg:x="6.577cm" svg:y="8.014cm" chart:style-name="ch6">
              <text:p>epoch</text:p>
            </chart:title>
          </chart:axis>
          <chart:axis chart:dimension="y" chart:name="primary-y" chart:style-name="ch7">
            <chart:title svg:x="0.451cm" svg:y="5.259cm" chart:style-name="ch8">
              <text:p>accuracy</text:p>
            </chart:title>
            <chart:grid chart:style-name="ch9" chart:class="major"/>
          </chart:axis>
          <chart:series chart:style-name="ch10" chart:values-cell-range-address="Sheet1.C6:Sheet1.C21" chart:class="chart:line">
            <chart:data-point chart:repeated="16"/>
          </chart:series>
          <chart:series chart:style-name="ch11" chart:values-cell-range-address="Sheet1.D6:Sheet1.D2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084214981">
                <text:p>0.77084214981</text:p>
                <draw:g>
                  <svg:desc>Sheet1.C6:Sheet1.C21</svg:desc>
                </draw:g>
              </table:table-cell>
              <table:table-cell office:value-type="float" office:value="0.718154887854">
                <text:p>0.718154887854</text:p>
                <draw:g>
                  <svg:desc>Sheet1.D6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2111722387">
                <text:p>0.772111722387</text:p>
              </table:table-cell>
              <table:table-cell office:value-type="float" office:value="0.736352094795">
                <text:p>0.736352094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7824798984">
                <text:p>0.777824798984</text:p>
              </table:table-cell>
              <table:table-cell office:value-type="float" office:value="0.737198476513">
                <text:p>0.737198476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4329242488">
                <text:p>0.794329242488</text:p>
              </table:table-cell>
              <table:table-cell office:value-type="float" office:value="0.744392721117">
                <text:p>0.744392721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0253914515">
                <text:p>0.800253914515</text:p>
              </table:table-cell>
              <table:table-cell office:value-type="float" office:value="0.747989843419">
                <text:p>0.747989843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9297503174">
                <text:p>0.819297503174</text:p>
              </table:table-cell>
              <table:table-cell office:value-type="float" office:value="0.771900126957">
                <text:p>0.77190012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0520524757">
                <text:p>0.790520524757</text:p>
              </table:table-cell>
              <table:table-cell office:value-type="float" office:value="0.814430808295">
                <text:p>0.814430808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3262801523">
                <text:p>0.833262801523</text:p>
              </table:table-cell>
              <table:table-cell office:value-type="float" office:value="0.778036394414">
                <text:p>0.778036394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6703343208">
                <text:p>0.826703343208</text:p>
              </table:table-cell>
              <table:table-cell office:value-type="float" office:value="0.783961066441">
                <text:p>0.783961066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9360981803">
                <text:p>0.769360981803</text:p>
              </table:table-cell>
              <table:table-cell office:value-type="float" office:value="0.790520524757">
                <text:p>0.790520524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4109183242">
                <text:p>0.834109183242</text:p>
              </table:table-cell>
              <table:table-cell office:value-type="float" office:value="0.783326280152">
                <text:p>0.783326280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3271265341">
                <text:p>0.793271265341</text:p>
              </table:table-cell>
              <table:table-cell office:value-type="float" office:value="0.811045281422">
                <text:p>0.811045281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426576386">
                <text:p>0.84426576386</text:p>
              </table:table-cell>
              <table:table-cell office:value-type="float" office:value="0.804909013965">
                <text:p>0.804909013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8671180702">
                <text:p>0.778671180702</text:p>
              </table:table-cell>
              <table:table-cell office:value-type="float" office:value="0.811468472281">
                <text:p>0.811468472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495556496">
                <text:p>0.83495556496</text:p>
              </table:table-cell>
              <table:table-cell office:value-type="float" office:value="0.785442234448">
                <text:p>0.785442234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703cm" style:legend-expansion="high" chart:style-name="ch2"/>
        <chart:plot-area chart:style-name="ch3" table:cell-range-address="Perceptron.C2:Perceptron.E32" chart:data-source-has-labels="row" svg:x="0.32cm" svg:y="0.18cm" svg:width="12.349cm" svg:height="8.64cm">
          <chartooo:coordinate-region svg:x="1.92cm" svg:y="0.379cm" svg:width="10.56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erceptron.C4:Perceptron.C32" chart:label-cell-address="Perceptron.C2:Perceptron.C3" chart:class="chart:line">
            <chart:data-point chart:repeated="29"/>
          </chart:series>
          <chart:series chart:style-name="ch8" chart:values-cell-range-address="Perceptron.D4:Perceptron.D32" chart:label-cell-address="Perceptron.D2:Perceptron.D3" chart:class="chart:line">
            <chart:data-point chart:repeated="29"/>
          </chart:series>
          <chart:series chart:style-name="ch9" chart:values-cell-range-address="Perceptron.E4:Perceptron.E32" chart:label-cell-address="Perceptron.E2:Perceptron.E3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st 1000</text:p>
                <text:list>
                  <text:list-item>
                    <text:p>Last 1000</text:p>
                  </text:list-item>
                  <text:list-item>
                    <text:p/>
                  </text:list-item>
                </text:list>
                <draw:g>
                  <svg:desc>Perceptron.C2:Perceptron.C3</svg:desc>
                </draw:g>
              </table:table-cell>
              <table:table-cell office:value-type="string">
                <text:p>First 1000</text:p>
                <text:list>
                  <text:list-item>
                    <text:p>First 1000</text:p>
                  </text:list-item>
                  <text:list-item>
                    <text:p/>
                  </text:list-item>
                </text:list>
                <draw:g>
                  <svg:desc>Perceptron.D2:Perceptron.D3</svg:desc>
                </draw:g>
              </table:table-cell>
              <table:table-cell office:value-type="string">
                <text:p>Next 1000</text:p>
                <text:list>
                  <text:list-item>
                    <text:p>Next 1000</text:p>
                  </text:list-item>
                  <text:list-item>
                    <text:p/>
                  </text:list-item>
                </text:list>
                <draw:g>
                  <svg:desc>Perceptron.E2:Perceptron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8099173554">
                <text:p>0.728099173554</text:p>
                <draw:g>
                  <svg:desc>Perceptron.C4:Perceptron.C32</svg:desc>
                </draw:g>
              </table:table-cell>
              <table:table-cell office:value-type="float" office:value="0.777188328912">
                <text:p>0.777188328912</text:p>
                <draw:g>
                  <svg:desc>Perceptron.D4:Perceptron.D32</svg:desc>
                </draw:g>
              </table:table-cell>
              <table:table-cell office:value-type="float" office:value="0.743026204565">
                <text:p>0.743026204565</text:p>
                <draw:g>
                  <svg:desc>Perceptron.E4:Perceptron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6446280992">
                <text:p>0.726446280992</text:p>
              </table:table-cell>
              <table:table-cell office:value-type="float" office:value="0.786472148541">
                <text:p>0.786472148541</text:p>
              </table:table-cell>
              <table:table-cell office:value-type="float" office:value="0.740912933221">
                <text:p>0.740912933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694214876">
                <text:p>0.71694214876</text:p>
              </table:table-cell>
              <table:table-cell office:value-type="float" office:value="0.813439434129">
                <text:p>0.813439434129</text:p>
              </table:table-cell>
              <table:table-cell office:value-type="float" office:value="0.731191885038">
                <text:p>0.731191885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4049586777">
                <text:p>0.714049586777</text:p>
              </table:table-cell>
              <table:table-cell office:value-type="float" office:value="0.820070733864">
                <text:p>0.820070733864</text:p>
              </table:table-cell>
              <table:table-cell office:value-type="float" office:value="0.735418427726">
                <text:p>0.735418427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7603305785">
                <text:p>0.737603305785</text:p>
              </table:table-cell>
              <table:table-cell office:value-type="float" office:value="0.844385499558">
                <text:p>0.844385499558</text:p>
              </table:table-cell>
              <table:table-cell office:value-type="float" office:value="0.748520710059">
                <text:p>0.748520710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636363636">
                <text:p>0.713636363636</text:p>
              </table:table-cell>
              <table:table-cell office:value-type="float" office:value="0.833775419982">
                <text:p>0.833775419982</text:p>
              </table:table-cell>
              <table:table-cell office:value-type="float" office:value="0.713863060017">
                <text:p>0.713863060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9421487603">
                <text:p>0.719421487603</text:p>
              </table:table-cell>
              <table:table-cell office:value-type="float" office:value="0.845711759505">
                <text:p>0.845711759505</text:p>
              </table:table-cell>
              <table:table-cell office:value-type="float" office:value="0.724429416737">
                <text:p>0.724429416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37603305785">
                <text:p>0.737603305785</text:p>
              </table:table-cell>
              <table:table-cell office:value-type="float" office:value="0.875773651636">
                <text:p>0.875773651636</text:p>
              </table:table-cell>
              <table:table-cell office:value-type="float" office:value="0.755705832629">
                <text:p>0.755705832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6776859504">
                <text:p>0.736776859504</text:p>
              </table:table-cell>
              <table:table-cell office:value-type="float" office:value="0.880636604775">
                <text:p>0.880636604775</text:p>
              </table:table-cell>
              <table:table-cell office:value-type="float" office:value="0.739222316145">
                <text:p>0.739222316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0909090909">
                <text:p>0.740909090909</text:p>
              </table:table-cell>
              <table:table-cell office:value-type="float" office:value="0.870910698497">
                <text:p>0.870910698497</text:p>
              </table:table-cell>
              <table:table-cell office:value-type="float" office:value="0.753169907016">
                <text:p>0.753169907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0826446281">
                <text:p>0.750826446281</text:p>
              </table:table-cell>
              <table:table-cell office:value-type="float" office:value="0.875773651636">
                <text:p>0.875773651636</text:p>
              </table:table-cell>
              <table:table-cell office:value-type="float" office:value="0.761200338123">
                <text:p>0.761200338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0826446281">
                <text:p>0.750826446281</text:p>
              </table:table-cell>
              <table:table-cell office:value-type="float" office:value="0.887709991158">
                <text:p>0.887709991158</text:p>
              </table:table-cell>
              <table:table-cell office:value-type="float" office:value="0.761200338123">
                <text:p>0.761200338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2644628099">
                <text:p>0.732644628099</text:p>
              </table:table-cell>
              <table:table-cell office:value-type="float" office:value="0.879752431477">
                <text:p>0.879752431477</text:p>
              </table:table-cell>
              <table:table-cell office:value-type="float" office:value="0.748943364328">
                <text:p>0.748943364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1157024793">
                <text:p>0.761157024793</text:p>
              </table:table-cell>
              <table:table-cell office:value-type="float" office:value="0.906277630416">
                <text:p>0.906277630416</text:p>
              </table:table-cell>
              <table:table-cell office:value-type="float" office:value="0.766694843618">
                <text:p>0.766694843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7603305785">
                <text:p>0.737603305785</text:p>
              </table:table-cell>
              <table:table-cell office:value-type="float" office:value="0.881078691424">
                <text:p>0.881078691424</text:p>
              </table:table-cell>
              <table:table-cell office:value-type="float" office:value="0.754860524091">
                <text:p>0.754860524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5867768595">
                <text:p>0.745867768595</text:p>
              </table:table-cell>
              <table:table-cell office:value-type="float" office:value="0.874447391689">
                <text:p>0.874447391689</text:p>
              </table:table-cell>
              <table:table-cell office:value-type="float" office:value="0.75528317836">
                <text:p>0.75528317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legend chart:legend-position="end" svg:x="13.159cm" svg:y="4.206cm" style:legend-expansion="high" chart:style-name="ch2"/>
        <chart:plot-area chart:style-name="ch3" table:cell-range-address="Perceptron.C35:Perceptron.C54" svg:x="0.32cm" svg:y="0.18cm" svg:width="12.519cm" svg:height="8.65cm">
          <chartooo:coordinate-region svg:x="1.735cm" svg:y="0.379cm" svg:width="10.918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erceptron.C35:Perceptron.C54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0104678488">
                <text:p>0.710104678488</text:p>
                <draw:g>
                  <svg:desc>Perceptron.C35:Perceptron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139927366">
                <text:p>0.745139927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0053407392">
                <text:p>0.750053407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5994445631">
                <text:p>0.745994445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0989104892">
                <text:p>0.770989104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1762443922">
                <text:p>0.751762443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703482162">
                <text:p>0.747703482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1508224738">
                <text:p>0.741508224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821192053">
                <text:p>0.76821192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462080752">
                <text:p>0.77462080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0053407392">
                <text:p>0.750053407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607776116">
                <text:p>0.755607776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4539628285">
                <text:p>0.754539628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8130741295">
                <text:p>0.748130741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7103183081">
                <text:p>0.757103183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774407178">
                <text:p>0.75774407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1375774407">
                <text:p>0.761375774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58619953">
                <text:p>0.7658619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48558000427">
                <text:p>0.7485580004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6208075198">
                <text:p>0.7462080751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scatter" chart:style-name="ch1">
        <chart:legend chart:legend-position="end" svg:x="13.158cm" svg:y="4.206cm" style:legend-expansion="high" chart:style-name="ch2"/>
        <chart:plot-area chart:style-name="ch3" table:cell-range-address="MLP.C3:MLP.C22" svg:x="0.32cm" svg:y="0.18cm" svg:width="12.518cm" svg:height="8.65cm">
          <chartooo:coordinate-region svg:x="1.735cm" svg:y="0.379cm" svg:width="10.916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LP.C3:MLP.C22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4936979278">
                <text:p>0.694936979278</text:p>
                <draw:g>
                  <svg:desc>MLP.C3:MLP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4793847468">
                <text:p>0.764793847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5515915403">
                <text:p>0.785515915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9361247597">
                <text:p>0.789361247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865840632">
                <text:p>0.787865840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74385815">
                <text:p>0.7874385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6370433668">
                <text:p>0.786370433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5515915403">
                <text:p>0.785515915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3806878872">
                <text:p>0.783806878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0175176244">
                <text:p>0.780175176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8893398846">
                <text:p>0.778893398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7611621448">
                <text:p>0.777611621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5048066652">
                <text:p>0.7750480666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4193548387">
                <text:p>0.774193548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1629993591">
                <text:p>0.7716299935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9707327494">
                <text:p>0.769707327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9280068361">
                <text:p>0.769280068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58619953">
                <text:p>0.7658619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64366588336">
                <text:p>0.764366588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3939329203">
                <text:p>0.763939329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line" chart:style-name="ch1">
        <chart:legend chart:legend-position="end" svg:x="13.159cm" svg:y="4.205cm" style:legend-expansion="high" chart:style-name="ch2"/>
        <chart:plot-area chart:style-name="ch3" table:cell-range-address="MLP.C31:MLP.C50" svg:x="0.32cm" svg:y="0.18cm" svg:width="12.519cm" svg:height="8.649cm">
          <chartooo:coordinate-region svg:x="1.735cm" svg:y="0.379cm" svg:width="10.918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LP.C31:MLP.C50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3095492416">
                <text:p>0.713095492416</text:p>
                <draw:g>
                  <svg:desc>MLP.C31:MLP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2484511856">
                <text:p>0.77248451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3593249306">
                <text:p>0.78359324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7011322367">
                <text:p>0.787011322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0856654561">
                <text:p>0.790856654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8720358898">
                <text:p>0.788720358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5943174535">
                <text:p>0.785943174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2525101474">
                <text:p>0.782525101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8252510147">
                <text:p>0.778252510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3979918821">
                <text:p>0.773979918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0348216193">
                <text:p>0.770348216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7571031831">
                <text:p>0.767571031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4366588336">
                <text:p>0.764366588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